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2ed" officeooo:paragraph-rsid="000922ed"/>
    </style:style>
    <style:style style:name="P2" style:family="paragraph" style:parent-style-name="Standard">
      <style:text-properties officeooo:paragraph-rsid="000922ed"/>
    </style:style>
    <style:style style:name="T1" style:family="text">
      <style:text-properties officeooo:rsid="000922ed"/>
    </style:style>
    <style:style style:name="T2" style:family="text">
      <style:text-properties officeooo:rsid="000a2fd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2fdd" style:font-weight-asian="bold" style:font-weight-complex="bold"/>
    </style:style>
    <style:style style:name="T5" style:family="text">
      <style:text-properties fo:font-weight="normal" officeooo:rsid="000a2fdd" style:font-weight-asian="normal" style:font-weight-complex="normal"/>
    </style:style>
    <style:style style:name="T6" style:family="text">
      <style:text-properties fo:font-weight="normal" officeooo:rsid="000bbe9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Sesión 1</text:p>
      <text:p text:style-name="P1"/>
      <text:p text:style-name="P1"><text:tab/><text:span text:style-name="T3">Open</text:span>: abre o crea un archivo</text:p>
      <text:p text:style-name="P1"><text:tab/><text:tab/>O_CREAT: en caso de no existir lo crea</text:p>
      <text:p text:style-name="P2"><text:span text:style-name="T1"><text:tab/><text:tab/>O_TRUNC: </text:span><text:span text:style-name="T2">(si existe el fichero y es regular, al terminar de escribir finaliza el proceso y continua con otros)Si el archivo ya existe y es un archivo normal y el acceso </text:span>permite la escritura (es decir, es O_RDWR o O_WRONLY), será runcado a la longitud 0</text:p>
      <text:p text:style-name="P1"><text:tab/><text:tab/>O_WRONLY: solo le damos permisos de escritura al archivo</text:p>
      <text:p text:style-name="P1"><text:tab/><text:tab/>S_IRUSR: le da el permiso de lectura al usuario</text:p>
      <text:p text:style-name="P1"><text:tab/><text:tab/>S_IWUSR: le da permiso de escritura al usuario</text:p>
      <text:p text:style-name="P1"/>
      <text:p text:style-name="P1"><text:tab/><text:span text:style-name="T4">Write(file, buffer, length): </text:span><text:span text:style-name="T5">escribe un buffer en el archivo</text:span></text:p>
      <text:p text:style-name="P1"><text:span text:style-name="T5"/></text:p>
      <text:p text:style-name="P1"><text:span text:style-name="T5"><text:tab/></text:span><text:span text:style-name="T4">lseek(archivo, pos_inicio, flag): </text:span><text:span text:style-name="T5">coloca el puntero de escritura en una posición concreta.</text:span></text:p>
      <text:p text:style-name="P1"><text:span text:style-name="T5"><text:tab/><text:tab/>SEEK_SET: </text:span><text:span text:style-name="T6">establece la posición en la que se va a empezar a escribi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0:50:15.405162013</meta:creation-date>
    <dc:date>2021-10-22T11:13:11.771272749</dc:date>
    <meta:editing-duration>PT2M35S</meta:editing-duration>
    <meta:editing-cycles>1</meta:editing-cycles>
    <meta:document-statistic meta:table-count="0" meta:image-count="0" meta:object-count="0" meta:page-count="1" meta:paragraph-count="11" meta:word-count="124" meta:character-count="717" meta:non-whitespace-character-count="588"/>
    <meta:generator>LibreOffice/6.4.7.2$Linux_X86_64 LibreOffice_project/40$Build-2</meta:generator>
  </office:meta>
</office:document-meta>
</file>